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80000000800F8F8D7EFB8EC7DA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wiss" style:font-pitch="variable"/>
  </office:font-face-decls>
  <office:automatic-styles>
    <style:style style:name="P1"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normal" officeooo:rsid="00285fd1" officeooo:paragraph-rsid="00285fd1" style:font-size-asian="12pt" style:font-weight-asian="normal" style:font-size-complex="12pt" style:font-weight-complex="normal"/>
    </style:style>
    <style:style style:name="P2" style:family="paragraph" style:parent-style-name="Text_20_body">
      <loext:graphic-properties draw:fill-gradient-name="gradient" draw:fill-hatch-name="hatch"/>
      <style:paragraph-properties fo:line-height="150%" fo:text-align="justify" style:justify-single-word="false" fo:padding="0.049cm" fo:border="0.06pt solid #000000"/>
      <style:text-properties fo:font-variant="normal" fo:text-transform="none" fo:color="#000000" loext:opacity="100%" style:font-name="Tahoma" fo:font-size="12pt" fo:letter-spacing="normal" fo:font-style="normal" fo:font-weight="normal" officeooo:rsid="00285fd1" officeooo:paragraph-rsid="00285fd1" style:font-size-asian="12pt" style:font-weight-asian="normal" style:font-size-complex="12pt" style:font-weight-complex="normal"/>
    </style:style>
    <style:style style:name="P3"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normal" officeooo:rsid="0029e721" officeooo:paragraph-rsid="0029e721" style:font-size-asian="12pt" style:font-weight-asian="normal" style:font-size-complex="12pt" style:font-weight-complex="normal"/>
    </style:style>
    <style:style style:name="P4"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bold" officeooo:rsid="0029e721" officeooo:paragraph-rsid="0029e721" style:font-size-asian="12pt" style:font-weight-asian="bold" style:font-size-complex="12pt" style:font-weight-complex="bold"/>
    </style:style>
    <style:style style:name="P5"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style:text-underline-style="solid" style:text-underline-width="auto" style:text-underline-color="font-color" fo:font-weight="bold" officeooo:rsid="00285fd1" officeooo:paragraph-rsid="00285fd1" style:font-size-asian="12pt" style:font-weight-asian="bold" style:font-size-complex="12pt" style:font-weight-complex="bold"/>
    </style:style>
    <style:style style:name="P6"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style:text-underline-style="solid" style:text-underline-width="auto" style:text-underline-color="font-color" fo:font-weight="bold" officeooo:rsid="0029e721" officeooo:paragraph-rsid="0029e721" style:font-size-asian="12pt" style:font-weight-asian="bold" style:font-size-complex="12pt" style:font-weight-complex="bold"/>
    </style:style>
    <style:style style:name="P7" style:family="paragraph" style:parent-style-name="Text_20_body">
      <loext:graphic-properties draw:fill-gradient-name="gradient" draw:fill-hatch-name="hatch"/>
      <style:paragraph-properties fo:line-height="150%" fo:text-align="justify" style:justify-single-word="false"/>
      <style:text-properties style:font-name="Tahoma" fo:font-size="12pt" officeooo:paragraph-rsid="00171774" style:font-size-asian="12pt" style:font-size-complex="12pt"/>
    </style:style>
    <style:style style:name="P8"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style:text-underline-style="solid" style:text-underline-width="auto" style:text-underline-color="font-color" fo:font-weight="bold" officeooo:rsid="002bd996" officeooo:paragraph-rsid="002bd996" style:font-size-asian="12pt" style:font-weight-asian="bold" style:font-size-complex="12pt" style:font-weight-complex="bold"/>
    </style:style>
    <style:style style:name="P9"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normal" officeooo:rsid="00285fd1" officeooo:paragraph-rsid="00285fd1" style:font-size-asian="12pt" style:font-weight-asian="normal" style:font-size-complex="12pt" style:font-weight-complex="normal"/>
    </style:style>
    <style:style style:name="P10" style:family="paragraph" style:parent-style-name="Text_20_body">
      <loext:graphic-properties draw:fill-gradient-name="gradient" draw:fill-hatch-name="hatch"/>
      <style:paragraph-properties fo:line-height="150%" fo:text-align="justify" style:justify-single-word="false" fo:padding="0.049cm" fo:border="0.06pt solid #000000"/>
      <style:text-properties fo:font-variant="normal" fo:text-transform="none" fo:color="#000000" loext:opacity="100%" style:font-name="Tahoma" fo:font-size="12pt" fo:letter-spacing="normal" fo:font-style="normal" fo:font-weight="normal" officeooo:rsid="00285fd1" officeooo:paragraph-rsid="00285fd1" style:font-size-asian="12pt" style:font-weight-asian="normal" style:font-size-complex="12pt" style:font-weight-complex="normal"/>
    </style:style>
    <style:style style:name="P11"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normal" officeooo:rsid="00285fd1" officeooo:paragraph-rsid="0029e721" style:font-size-asian="12pt" style:font-weight-asian="normal" style:font-size-complex="12pt" style:font-weight-complex="normal"/>
    </style:style>
    <style:style style:name="P12" style:family="paragraph" style:parent-style-name="Text_20_body">
      <loext:graphic-properties draw:fill-gradient-name="gradient" draw:fill-hatch-name="hatch"/>
      <style:paragraph-properties fo:line-height="150%" fo:text-align="justify" style:justify-single-word="false" fo:padding="0.049cm" fo:border="0.06pt solid #000000"/>
      <style:text-properties fo:font-variant="normal" fo:text-transform="none" fo:color="#000000" loext:opacity="100%" style:font-name="Tahoma" fo:font-size="12pt" fo:letter-spacing="normal" fo:font-style="normal" fo:font-weight="normal" officeooo:rsid="0029e721" officeooo:paragraph-rsid="0029e721" style:font-size-asian="12pt" style:font-weight-asian="normal" style:font-size-complex="12pt" style:font-weight-complex="normal"/>
    </style:style>
    <style:style style:name="P13"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normal" officeooo:rsid="0029e721" officeooo:paragraph-rsid="0029e721" style:font-size-asian="12pt" style:font-weight-asian="normal" style:font-size-complex="12pt" style:font-weight-complex="normal"/>
    </style:style>
    <style:style style:name="P14" style:family="paragraph" style:parent-style-name="Text_20_body">
      <loext:graphic-properties draw:fill-gradient-name="gradient" draw:fill-hatch-name="hatch"/>
      <style:paragraph-properties fo:line-height="150%" fo:text-align="justify" style:justify-single-word="false" fo:padding="0.049cm" fo:border="0.06pt solid #000000"/>
      <style:text-properties fo:font-variant="normal" fo:text-transform="none" fo:color="#000000" loext:opacity="100%" style:font-name="Tahoma" fo:font-size="12pt" fo:letter-spacing="normal" fo:font-style="normal" fo:font-weight="normal" officeooo:rsid="0029e721" officeooo:paragraph-rsid="002bd996" style:font-size-asian="12pt" style:font-weight-asian="normal" style:font-size-complex="12pt" style:font-weight-complex="normal"/>
    </style:style>
    <style:style style:name="P15" style:family="paragraph" style:parent-style-name="Text_20_body">
      <loext:graphic-properties draw:fill-gradient-name="gradient" draw:fill-hatch-name="hatch"/>
      <style:paragraph-properties fo:line-height="115%" fo:text-align="justify" style:justify-single-word="false" fo:padding="0.049cm" fo:border="0.06pt solid #000000"/>
      <style:text-properties fo:font-variant="normal" fo:text-transform="none" fo:color="#000000" loext:opacity="100%" style:font-name="Tahoma" fo:font-size="12pt" fo:letter-spacing="normal" fo:font-style="normal" fo:font-weight="normal" officeooo:rsid="0029e721" officeooo:paragraph-rsid="002bd996" style:font-size-asian="12pt" style:font-weight-asian="normal" style:font-size-complex="12pt" style:font-weight-complex="normal"/>
    </style:style>
    <style:style style:name="P16"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normal" officeooo:rsid="002aa104" officeooo:paragraph-rsid="00285fd1" style:font-size-asian="12pt" style:font-weight-asian="normal" style:font-size-complex="12pt" style:font-weight-complex="normal"/>
    </style:style>
    <style:style style:name="P17"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normal" officeooo:rsid="002aa104" officeooo:paragraph-rsid="002bd996" style:font-size-asian="12pt" style:font-weight-asian="normal" style:font-size-complex="12pt" style:font-weight-complex="normal"/>
    </style:style>
    <style:style style:name="P18"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normal" officeooo:rsid="002bd996" officeooo:paragraph-rsid="002bd996" style:font-size-asian="12pt" style:font-weight-asian="normal" style:font-size-complex="12pt" style:font-weight-complex="normal"/>
    </style:style>
    <style:style style:name="P19"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bold" officeooo:rsid="002bd996" officeooo:paragraph-rsid="002bd996" style:font-size-asian="12pt" style:font-weight-asian="bold" style:font-size-complex="12pt" style:font-weight-complex="bold"/>
    </style:style>
    <style:style style:name="P20" style:family="paragraph" style:parent-style-name="Text_20_body">
      <loext:graphic-properties draw:fill-gradient-name="gradient" draw:fill-hatch-name="hatch"/>
      <style:paragraph-properties fo:line-height="150%" fo:text-align="justify" style:justify-single-word="false"/>
      <style:text-properties fo:font-variant="normal" fo:text-transform="none" fo:color="#000000" loext:opacity="100%" style:font-name="Tahoma" fo:font-size="12pt" fo:letter-spacing="normal" fo:font-style="normal" fo:font-weight="bold" officeooo:rsid="002aa104" officeooo:paragraph-rsid="002bd996"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29e721"/>
    </style:style>
    <style:style style:name="T3" style:family="text">
      <style:text-properties officeooo:rsid="002bd9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Funções em Python<text:span text:style-name="T1"/></text:p>
      <text:p text:style-name="P1">Funções em Python são blocos de código reutilizáveis que realizam uma determinada tarefa. Elas ajudam a organizar e modularizar o código, permitindo que você divida o programa em partes menores e mais gerenciáveis. Aqui estão algumas informações sobre funções em Python:</text:p>
      <text:p text:style-name="P1"/>
      <text:p text:style-name="P5"><text:span text:style-name="T2">1- </text:span><text:span text:style-name="T3">Definindo um função</text:span>:</text:p>
      <text:p text:style-name="P1">Para definir uma função em Python, você usa a palavra-chave def, seguida pelo nome da função e, entre parênteses, os parâmetros da função. O bloco de código da função é indentado abaixo da declaração da função. Por exemplo</text:p>
      <text:p text:style-name="P2">def saudacao(nome):</text:p>
      <text:p text:style-name="P2"><text:s text:c="4"/>print("Olá,", nome)</text:p>
      <text:p text:style-name="P2"/>
      <text:p text:style-name="P2">def soma(a, b):</text:p>
      <text:p text:style-name="P2"><text:s text:c="4"/>resultado = a + b</text:p>
      <text:p text:style-name="P2"><text:s text:c="4"/>return resultado</text:p>
      <text:p text:style-name="P1"/>
      <text:p text:style-name="P6">2- <text:span text:style-name="T3">Chamando uma Função</text:span>:</text:p>
      <text:p text:style-name="P3">Para chamar uma função, basta digitar seu nome seguido pelos argumentos entre parênteses. Por exemplo:</text:p>
      <text:p text:style-name="P3"/>
      <text:p text:style-name="P12">saudacao("João")</text:p>
      <text:p text:style-name="P12">total = soma(5, 3)</text:p>
      <text:p text:style-name="P3"/>
      <text:p text:style-name="P3"/>
      <text:p text:style-name="P3"><text:soft-page-break/></text:p>
      <text:p text:style-name="P6">3- <text:span text:style-name="T3">Retorno de Valores</text:span>:</text:p>
      <text:p text:style-name="P3">Uma função pode retornar um valor usando a palavra-chave return. O valor retornado pode ser atribuído a uma variável ou usado em outras expressões. Por exemplo:</text:p>
      <text:p text:style-name="P3"/>
      <text:p text:style-name="P12">def soma(a, b):</text:p>
      <text:p text:style-name="P12"><text:s text:c="4"/>resultado = a + b</text:p>
      <text:p text:style-name="P12"><text:s text:c="4"/>return resultado</text:p>
      <text:p text:style-name="P12"/>
      <text:p text:style-name="P12">total = soma(5, 3)</text:p>
      <text:p text:style-name="P12">print(total) <text:s/># imprime 8</text:p>
      <text:p text:style-name="P3"/>
      <text:p text:style-name="P6">4- <text:span text:style-name="T3">Parâmetros são opcionais</text:span>:</text:p>
      <text:p text:style-name="P3">Você pode definir parâmetros de função com valores padrão, tornando-os opcionais. Se nenhum valor for fornecido para esses parâmetros, os valores padrão serão usados. Por exemplo:</text:p>
      <text:p text:style-name="P3"/>
      <text:p text:style-name="P12">def saudacao(nome="visitante"):</text:p>
      <text:p text:style-name="P12"><text:s text:c="4"/>print("Olá,", nome)</text:p>
      <text:p text:style-name="P12"/>
      <text:p text:style-name="P12">saudacao() <text:s/># imprime "Olá, visitante"</text:p>
      <text:p text:style-name="P12">saudacao("Maria") <text:s/># imprime "Olá, Maria"</text:p>
      <text:p text:style-name="P3"/>
      <text:p text:style-name="P3"/>
      <text:p text:style-name="P3"/>
      <text:p text:style-name="P3"><text:soft-page-break/></text:p>
      <text:p text:style-name="P4">5- <text:span text:style-name="T3">Parâmetros de Palavras chave</text:span>:</text:p>
      <text:p text:style-name="P3">Ao chamar uma função, você pode especificar argumentos usando seus nomes de parâmetro correspondentes. Isso permite que você passe os argumentos fora de ordem ou apenas os argumentos desejados. Por exemplo:</text:p>
      <text:p text:style-name="P3"/>
      <text:p text:style-name="P12">def saudacao(nome, idade):</text:p>
      <text:p text:style-name="P12"><text:s text:c="4"/>print("Olá,", nome, "Você tem", idade, "anos.")</text:p>
      <text:p text:style-name="P12"/>
      <text:p text:style-name="P12">saudacao(idade=25, nome="João") <text:s/># imprime "Olá, João. Você tem 25 anos."</text:p>
      <text:p text:style-name="P11"/>
      <text:p text:style-name="P8">Recursão</text:p>
      <text:p text:style-name="P18">Recursão em Python é um conceito em que uma função chama a si mesma repetidamente até que uma condição de término seja alcançada. Essa abordagem permite resolver problemas de forma elegante, dividindo-os em casos menores e mais simples. Aqui estão algumas informações sobre recursão em Python:</text:p>
      <text:p text:style-name="P19">Condição de término (caso base):</text:p>
      <text:p text:style-name="P18">Toda função recursiva deve ter uma condição de término, também<text:span text:style-name="T1"> conhecida como caso base</text:span>, que determina quando a recursão deve parar. Sem essa condição, a função chamaria a si mesma indefinidamente, resultando em um erro chamado de "recursão infinita".</text:p>
      <text:p text:style-name="P18"/>
      <text:p text:style-name="P18"/>
      <text:p text:style-name="P18"/>
      <text:p text:style-name="P18"/>
      <text:p text:style-name="P18"/>
      <text:p text:style-name="P18"><text:soft-page-break/></text:p>
      <text:p text:style-name="P19">Exemplo de função recursiva:</text:p>
      <text:p text:style-name="P18">Aqui está um exemplo simples de uma função recursiva para calcular o fatorial de um número:</text:p>
      <text:p text:style-name="P14">def fatorial(n):</text:p>
      <text:p text:style-name="P14"><text:s text:c="4"/>if n == 0:</text:p>
      <text:p text:style-name="P14"><text:s text:c="8"/>return 1</text:p>
      <text:p text:style-name="P14"><text:s text:c="4"/>else:</text:p>
      <text:p text:style-name="P14"><text:s text:c="8"/>return n * fatorial(n-1)</text:p>
      <text:p text:style-name="P14"/>
      <text:p text:style-name="P14">resultado = fatorial(5)</text:p>
      <text:p text:style-name="P14">print(resultado) <text:s/># imprime 120</text:p>
      <text:p text:style-name="P18"/>
      <text:p text:style-name="P18"><text:span text:style-name="T1">Recursão direta e indireta:</text:span> </text:p>
      <text:p text:style-name="P18">A recursão direta ocorre quando uma função chama a si mesma diretamente. Já a recursão indireta ocorre quando uma função A chama uma função B, que, por sua vez, chama a função A ou outra função que finalmente chama a função A novamente.</text:p>
      <text:p text:style-name="P19">Exemplo:</text:p>
      <text:p text:style-name="P19"/>
      <text:p text:style-name="P19"/>
      <text:p text:style-name="P19"/>
      <text:p text:style-name="P19"/>
      <text:p text:style-name="P19"/>
      <text:p text:style-name="P19"/>
      <text:p text:style-name="P19"/>
      <text:p text:style-name="P19"><text:soft-page-break/></text:p>
      <text:p text:style-name="P19">Recursão direta:</text:p>
      <text:p text:style-name="P15">def countdown_direct(n):</text:p>
      <text:p text:style-name="P15"><text:s text:c="4"/>if n == 0:</text:p>
      <text:p text:style-name="P15"><text:s text:c="8"/>print("Fim!")</text:p>
      <text:p text:style-name="P15"><text:s text:c="4"/>else:</text:p>
      <text:p text:style-name="P15"><text:s text:c="8"/>print(n)</text:p>
      <text:p text:style-name="P15"><text:s text:c="8"/>countdown_direct(n - 1)</text:p>
      <text:p text:style-name="P15">countdown_direct(5)</text:p>
      <text:p text:style-name="P18">Neste exemplo, a função countdown_direct realiza uma contagem regressiva a partir do número fornecido. A chamada da função é feita diretamente dentro do bloco else, chamando a si mesma com countdown_direct(n - 1). A função é chamada repetidamente até que a condição de término seja alcançada, quando n for igual a 0.</text:p>
      <text:p text:style-name="P19">Recursao Indireta:</text:p>
      <text:p text:style-name="P15">def even(n):</text:p>
      <text:p text:style-name="P15"><text:s text:c="4"/>if n == 0:</text:p>
      <text:p text:style-name="P15"><text:s text:c="8"/>print("Fim!")</text:p>
      <text:p text:style-name="P15"><text:s text:c="4"/>else:</text:p>
      <text:p text:style-name="P15"><text:s text:c="8"/>print(n)</text:p>
      <text:p text:style-name="P15"><text:s text:c="8"/>odd(n - 1)</text:p>
      <text:p text:style-name="P15">def odd(n):</text:p>
      <text:p text:style-name="P15"><text:s text:c="4"/>if n == 0:</text:p>
      <text:p text:style-name="P15"><text:s text:c="8"/>print("Fim!")</text:p>
      <text:p text:style-name="P15"><text:s text:c="4"/>else:</text:p>
      <text:p text:style-name="P15"><text:s text:c="8"/>print(n)</text:p>
      <text:p text:style-name="P15"><text:s text:c="8"/>even(n - 1)</text:p>
      <text:p text:style-name="P14">even(5)</text:p>
      <text:p text:style-name="P18"/>
      <text:p text:style-name="P19"><text:soft-page-break/></text:p>
      <text:p text:style-name="P16"/>
      <text:p text:style-name="P16"/>
      <text:p text:style-name="P16">Neste exemplo, temos duas funções, even e odd, que realizam uma contagem regressiva alternada. A função even é chamada primeiro com even(5), que imprime o número e, em seguida, chama a função odd com odd(n - 1). Da mesma forma, a função odd imprime o número e chama even com even(n - 1). As chamadas entre as duas funções criam uma recursão indireta.</text:p>
      <text:p text:style-name="P16"/>
      <text:p text:style-name="P16">É importante observar que a recursão indireta ocorre quando várias funções chamam umas às outras sequencialmente, formando uma cadeia de chamadas recursivas. Nesse caso, as funções even e odd chamam uma à outra alternadamente até que a condição de término seja alcançada.</text:p>
      <text:p text:style-name="P16"/>
      <text:p text:style-name="P20">Uso adequado da recursão: </text:p>
      <text:p text:style-name="P17">A recursão pode ser uma ferramenta poderosa, mas é importante usá-la adequadamente. Em alguns casos, a recursão pode ser ineficiente ou levar a problemas de desempenho, especialmente quando não há otimização de cauda (tail recursion) disponível na linguagem Python. Portanto, em certas situações, pode ser preferível usar uma abordagem iterativa ou outras técnicas de resolução de problemas.</text:p>
      <text:p text:style-name="P17"/>
      <text:p text:style-name="P17">Lembre-se de que é importante definir cuidadosamente a condição de término para evitar a recursão infinita e garantir que a função recursiva seja capaz de convergir para uma solução correta.</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igura1" text:anchor-type="char" svg:x="7.108cm" svg:y="-1.217cm" svg:width="2.263cm" svg:height="2.263cm" draw:z-index="5"><draw:image xlink:href="Pictures/100000010000080000000800F8F8D7EFB8EC7DAC.png" xlink:type="simple" xlink:show="embed" xlink:actuate="onLoad" draw:mime-type="image/png"/></draw:frame></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9T17:25:32.511084744</meta:creation-date>
    <dc:date>2023-06-23T21:15:03.996000000</dc:date>
    <meta:editing-duration>PT3H15M6S</meta:editing-duration>
    <meta:editing-cycles>13</meta:editing-cycles>
    <meta:generator>LibreOffice/7.4.7.2$Windows_X86_64 LibreOffice_project/723314e595e8007d3cf785c16538505a1c878ca5</meta:generator>
    <meta:document-statistic meta:table-count="0" meta:image-count="1" meta:object-count="0" meta:page-count="6" meta:paragraph-count="75" meta:word-count="740" meta:character-count="4813" meta:non-whitespace-character-count="3993"/>
  </office:meta>
</office:document-meta>
</file>